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5b1a4" officeooo:paragraph-rsid="0015b1a4"/>
    </style:style>
    <style:style style:name="P2" style:family="paragraph" style:parent-style-name="Standard">
      <style:text-properties officeooo:rsid="0015b1a4" officeooo:paragraph-rsid="0017e2c1"/>
    </style:style>
    <style:style style:name="P3" style:family="paragraph" style:parent-style-name="Standard">
      <style:text-properties officeooo:rsid="00176bc7" officeooo:paragraph-rsid="00176bc7"/>
    </style:style>
    <style:style style:name="P4" style:family="paragraph" style:parent-style-name="Standard">
      <style:text-properties officeooo:rsid="0017e2c1" officeooo:paragraph-rsid="0017e2c1"/>
    </style:style>
    <style:style style:name="P5" style:family="paragraph" style:parent-style-name="Standard">
      <style:text-properties officeooo:rsid="0019b4e3" officeooo:paragraph-rsid="0019b4e3"/>
    </style:style>
    <style:style style:name="P6" style:family="paragraph" style:parent-style-name="Standard">
      <style:text-properties officeooo:rsid="001cc877" officeooo:paragraph-rsid="001cc877"/>
    </style:style>
    <style:style style:name="T1" style:family="text">
      <style:text-properties officeooo:rsid="0017e2c1"/>
    </style:style>
    <style:style style:name="T2" style:family="text">
      <style:text-properties officeooo:rsid="001aee44"/>
    </style:style>
    <style:style style:name="T3" style:family="text">
      <style:text-properties officeooo:rsid="001c9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netre</text:p>
      <text:p text:style-name="P2">-nbrdecol : int <text:s/>(4 et 30)</text:p>
      <text:p text:style-name="P1">-nbrdeligne : int (4 et 30)</text:p>
      <text:p text:style-name="P1">-nbrdemine : int <text:span text:style-name="T1">(nbrdemine&lt;nbrdecase)</text:span></text:p>
      <text:p text:style-name="P1">methode :</text:p>
      <text:p text:style-name="P1">+grille</text:p>
      <text:p text:style-name="P3">+reveler</text:p>
      <text:p text:style-name="P3">+marqueur de case</text:p>
      <text:p text:style-name="P3">+<text:span text:style-name="T3">S</text:span>auvegarder<text:span text:style-name="T3">QuitterP</text:span>artie ( if win win or loose delete it)</text:p>
      <text:p text:style-name="P4">+choisirmine</text:p>
      <text:p text:style-name="P4">+randommine</text:p>
      <text:p text:style-name="P5">+nbrminesdecouverte <text:span text:style-name="T2">(nbretotaldemine-nombredemarqueuretoile)</text:span></text:p>
      <text:p text:style-name="P6">+win</text:p>
      <text:p text:style-name="P6">+loose</text:p>
      <text:p text:style-name="P1"/>
      <text:p text:style-name="P1">Menu</text:p>
      <text:p text:style-name="P1">-nbrdecol : int</text:p>
      <text:p text:style-name="P1">-nbrdeligne : int (4 et 30)</text:p>
      <text:p text:style-name="P1">-nbrdemine : int (4 et 30)</text:p>
      <text:p text:style-name="P1">methode :</text:p>
      <text:p text:style-name="P1">+grille</text:p>
      <text:p text:style-name="P1">+actionlistener(bouton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0:06:57.168010403</meta:creation-date>
    <dc:date>2022-04-25T10:36:47.295201197</dc:date>
    <meta:editing-duration>PT18M38S</meta:editing-duration>
    <meta:editing-cycles>6</meta:editing-cycles>
    <meta:generator>LibreOffice/7.1.4.2$Linux_X86_64 LibreOffice_project/10$Build-2</meta:generator>
    <meta:document-statistic meta:table-count="0" meta:image-count="0" meta:object-count="0" meta:page-count="1" meta:paragraph-count="21" meta:word-count="59" meta:character-count="401" meta:non-whitespace-character-count="362"/>
  </office:meta>
</office:document-meta>
</file>